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9a25" officeooo:paragraph-rsid="00149a25"/>
    </style:style>
    <style:style style:name="P2" style:family="paragraph" style:parent-style-name="Standard">
      <style:text-properties officeooo:rsid="001522a0" officeooo:paragraph-rsid="00149a25"/>
    </style:style>
    <style:style style:name="P3" style:family="paragraph" style:parent-style-name="Standard">
      <style:text-properties style:text-underline-style="solid" style:text-underline-width="auto" style:text-underline-color="font-color" officeooo:rsid="001685cd" officeooo:paragraph-rsid="001685cd"/>
    </style:style>
    <style:style style:name="P4" style:family="paragraph" style:parent-style-name="Standard">
      <style:text-properties officeooo:rsid="001685cd" officeooo:paragraph-rsid="001685cd"/>
    </style:style>
    <style:style style:name="P5" style:family="paragraph" style:parent-style-name="Heading_20_4">
      <style:text-properties officeooo:rsid="001685cd" officeooo:paragraph-rsid="001685cd"/>
    </style:style>
    <style:style style:name="P6" style:family="paragraph" style:parent-style-name="Text_20_body">
      <style:text-properties officeooo:rsid="001685cd" officeooo:paragraph-rsid="001685cd"/>
    </style:style>
    <style:style style:name="P7" style:family="paragraph" style:parent-style-name="Text_20_body">
      <style:text-properties officeooo:rsid="001685cd" officeooo:paragraph-rsid="001883da"/>
    </style:style>
    <style:style style:name="P8" style:family="paragraph" style:parent-style-name="Standard">
      <style:text-properties officeooo:rsid="001945e9" officeooo:paragraph-rsid="001945e9"/>
    </style:style>
    <style:style style:name="P9" style:family="paragraph" style:parent-style-name="Standard">
      <style:text-properties officeooo:rsid="001aa6b7" officeooo:paragraph-rsid="001aa6b7"/>
    </style:style>
    <style:style style:name="P10" style:family="paragraph" style:parent-style-name="Standard">
      <style:text-properties officeooo:rsid="001aa6b7" officeooo:paragraph-rsid="001b7bfd"/>
    </style:style>
    <style:style style:name="T1" style:family="text">
      <style:text-properties officeooo:rsid="001522a0"/>
    </style:style>
    <style:style style:name="T2" style:family="text">
      <style:text-properties fo:font-variant="normal" fo:text-transform="none" fo:color="#444444" loext:opacity="100%" style:font-name="Liberation Serif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3" style:family="text">
      <style:text-properties fo:font-variant="normal" fo:text-transform="none" fo:color="#444444" loext:opacity="100%" style:font-name="Liberation Serif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4" style:family="text">
      <style:text-properties fo:font-variant="normal" fo:text-transform="none" fo:color="#ff6c2c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 loext:padding="0cm" loext:border="none"/>
    </style:style>
    <style:style style:name="T5" style:family="text">
      <style:text-properties fo:font-variant="normal" fo:text-transform="none" fo:color="#444444" loext:opacity="100%" style:font-name="Liberation Serif" fo:font-size="12pt" fo:letter-spacing="normal" fo:font-style="normal" fo:font-weight="normal" officeooo:rsid="001883da" style:font-size-asian="12pt" style:font-weight-asian="normal" style:font-size-complex="12pt" style:font-weight-complex="normal" loext:padding="0cm" loext:border="none"/>
    </style:style>
    <style:style style:name="T6" style:family="text">
      <style:text-properties officeooo:rsid="001aa6b7"/>
    </style:style>
    <style:style style:name="T7" style:family="text">
      <style:text-properties officeooo:rsid="001bd67c"/>
    </style:style>
    <style:style style:name="T8" style:family="text">
      <style:text-properties officeooo:rsid="001b7bfd"/>
    </style:style>
    <style:style style:name="T9" style:family="text">
      <style:text-properties officeooo:rsid="001d51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 : évolution du jour de dépassement par pays à travers le temps </text:p>
      <text:p text:style-name="P1"/>
      <text:p text:style-name="P1"><text:span text:style-name="T1">Source</text:span> data footprint </text:p>
      <text:p text:style-name="P2"/>
      <text:p text:style-name="P3">Jour du dépassement vs jour du déficit : </text:p>
      <text:p text:style-name="P4"/>
      <text:h text:style-name="P5" text:outline-level="4"><text:span text:style-name="Strong_20_Emphasis"><text:span text:style-name="T2">Le </text:span></text:span><text:span text:style-name="Strong_20_Emphasis"><text:span text:style-name="T3">jour de déficit </text:span></text:span><text:span text:style-name="Strong_20_Emphasis"><text:span text:style-name="T2">d'un pays est le jour où ses habitants ont utilisé autant de ressources naturelles que ses écosystèmes se régénèrent au cours de l'année. En bref : l' </text:span></text:span><text:a xlink:type="simple" xlink:href="https://www.footprintnetwork.org/what-ecological-footprints-measure" text:style-name="Internet_20_link" text:visited-style-name="Visited_20_Internet_20_Link"><text:span text:style-name="Strong_20_Emphasis"><text:span text:style-name="T4">empreinte écologique</text:span></text:span></text:a><text:span text:style-name="Strong_20_Emphasis"><text:span text:style-name="T2"> du pays commence à dépasser sa propre </text:span></text:span><text:a xlink:type="simple" xlink:href="https://www.footprintnetwork.org/what-biocapacity-measures" text:style-name="Internet_20_link" text:visited-style-name="Visited_20_Internet_20_Link"><text:span text:style-name="Strong_20_Emphasis"><text:span text:style-name="T4">biocapacité</text:span></text:span></text:a><text:span text:style-name="Strong_20_Emphasis"><text:span text:style-name="T2">.</text:span></text:span></text:h>
      <text:p text:style-name="P6"><text:span text:style-name="Strong_20_Emphasis"><text:span text:style-name="T2">Calcul :</text:span></text:span></text:p>
      <text:p text:style-name="P6"><text:span text:style-name="Strong_20_Emphasis"><text:span text:style-name="T2">365 * biocapacité du pays / empreinte du pays </text:span></text:span></text:p>
      <text:p text:style-name="P6"><text:span text:style-name="Strong_20_Emphasis"><text:span text:style-name="T2">------------------------------------------------------</text:span></text:span></text:p>
      <text:h text:style-name="P5" text:outline-level="4"><text:span text:style-name="Strong_20_Emphasis"><text:span text:style-name="T2">Chaque année, un </text:span></text:span><text:span text:style-name="Strong_20_Emphasis"><text:span text:style-name="T3">jour de dépassement national</text:span></text:span><text:span text:style-name="Strong_20_Emphasis"><text:span text:style-name="T2"> marque la date à laquelle le budget annuel  </text:span></text:span><text:a xlink:type="simple" xlink:href="https://www.footprintnetwork.org/resources/glossary/#biocapacity" text:style-name="Internet_20_link" text:visited-style-name="Visited_20_Internet_20_Link"><text:span text:style-name="Strong_20_Emphasis"><text:span text:style-name="T4">de biocapacité</text:span></text:span></text:a><text:span text:style-name="Strong_20_Emphasis"><text:span text:style-name="T2"> de la planète serait épuisé si tout le monde sur Terre vivait au même niveau de consommation que les habitants de ce pays particulier.</text:span></text:span></text:h>
      <text:p text:style-name="P7"><text:span text:style-name="Strong_20_Emphasis"><text:span text:style-name="T5">Calcul : </text:span></text:span></text:p>
      <text:p text:style-name="P7"><text:span text:style-name="Strong_20_Emphasis"><text:span text:style-name="T5">365 * biocapacité mondiale / empreinte du pays </text:span></text:span></text:p>
      <text:p text:style-name="P4">-----------------</text:p>
      <text:p text:style-name="P4"/>
      <text:p text:style-name="P8">J’ai utilisé la bibliothèque pandas pour lire, trier et filtrer mes données </text:p>
      <text:p text:style-name="P8">Avec matplotlib j’ai tracé un premier graphique qui concerne le jour de dépassement par pays en 2022. <text:span text:style-name="T6">Pour faciliter la lecture des données, j’ai choisi de n’utiliser que les 10 premiers pays et les dix derniers. </text:span></text:p>
      <text:p text:style-name="P8"/>
      <text:p text:style-name="P8">Puis j’ai crée un mini dashboard interactif avec Streamlit pour pouvoir comparer le jour de dépassement des différents pays en 2022 et 2024</text:p>
      <text:p text:style-name="P8"/>
      <text:p text:style-name="P8">------------------</text:p>
      <text:p text:style-name="P8"/>
      <text:p text:style-name="P9">Ce projet m’a permis d’apprendre à comprendre et à manipuler les données, j’ai décidé de faire des graphiques car les données racontent quelque chose et c’est plus facile à comprendre quand c’est visuel. <text:span text:style-name="T7">Ce travail permet également d’apprendre à sélectionner les bonnes données, indispensable en IA. </text:span></text:p>
      <text:p text:style-name="P9"/>
      <text:p text:style-name="P10"><text:span text:style-name="T8">Petite phrase à écrire pour un recrutement : </text:span></text:p>
      <text:p text:style-name="P10">création d’un dashboard interactif en Python avec Streamlit <text:span text:style-name="T8">sur le jour de dépassement par pays en 2022 et 2024. </text:span><text:span text:style-name="T9">Le but est de pouvoir comparer le jour de dépassement des différents pays </text:span></text:p>
      <text:p text:style-name="P10"/>
      <text:p text:style-name="P10">-----------</text:p>
      <text:p text:style-name="P10"/>
      <text:p text:style-name="P10"><text:a xlink:type="simple" xlink:href="https://overshoot.footprintnetwork.org/country-deficit-days/" text:style-name="Internet_20_link" text:visited-style-name="Visited_20_Internet_20_Link">https://overshoot.footprintnetwork.org/country-deficit-days/</text:a></text:p>
      <text:p text:style-name="P10"><text:a xlink:type="simple" xlink:href="https://overshoot.footprintnetwork.org/newsroom/country-overshoot-days/" text:style-name="Internet_20_link" text:visited-style-name="Visited_20_Internet_20_Link">https://overshoot.footprintnetwork.org/newsroom/country-overshoot-days/</text:a></text:p>
      <text:p text:style-name="P10"><text:a xlink:type="simple" xlink:href="https://overshoot.footprintnetwork.org/about-earth-overshoot-day/" text:style-name="Internet_20_link" text:visited-style-name="Visited_20_Internet_20_Link">https://overshoot.footprintnetwork.org/about-earth-overshoot-day/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6T19:15:25.319589600</meta:creation-date>
    <dc:date>2025-07-30T11:16:00.548072200</dc:date>
    <meta:editing-duration>P1DT3H59M26S</meta:editing-duration>
    <meta:editing-cycles>10</meta:editing-cycles>
    <meta:generator>LibreOffice/25.2.3.1$Windows_X86_64 LibreOffice_project/d8d1af5f77df955194e52baabe19324532ac8e8b</meta:generator>
    <meta:document-statistic meta:table-count="0" meta:image-count="0" meta:object-count="0" meta:page-count="1" meta:paragraph-count="22" meta:word-count="291" meta:character-count="1979" meta:non-whitespace-character-count="1698"/>
  </office:meta>
</office:document-meta>
</file>